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110a"/>
    </style:style>
    <style:style style:name="P2" style:family="paragraph" style:parent-style-name="Standard">
      <style:text-properties officeooo:rsid="0008110a" officeooo:paragraph-rsid="0008110a"/>
    </style:style>
    <style:style style:name="P3" style:family="paragraph" style:parent-style-name="Standard">
      <style:text-properties officeooo:rsid="0008110a" officeooo:paragraph-rsid="000cbdb8"/>
    </style:style>
    <style:style style:name="P4" style:family="paragraph" style:parent-style-name="Standard">
      <style:text-properties officeooo:rsid="0008110a" officeooo:paragraph-rsid="00138de4"/>
    </style:style>
    <style:style style:name="P5" style:family="paragraph" style:parent-style-name="Standard">
      <style:text-properties fo:font-style="italic" officeooo:rsid="0008110a" officeooo:paragraph-rsid="0008110a" style:font-style-asian="italic" style:font-style-complex="italic"/>
    </style:style>
    <style:style style:name="P6" style:family="paragraph" style:parent-style-name="Standard">
      <style:text-properties fo:font-style="italic" officeooo:rsid="001710da" officeooo:paragraph-rsid="001710da" style:font-style-asian="italic" style:font-style-complex="italic"/>
    </style:style>
    <style:style style:name="P7" style:family="paragraph" style:parent-style-name="Standard">
      <style:text-properties officeooo:rsid="0008d28c" officeooo:paragraph-rsid="0008d28c"/>
    </style:style>
    <style:style style:name="P8" style:family="paragraph" style:parent-style-name="Standard">
      <style:text-properties officeooo:rsid="000a6c1c" officeooo:paragraph-rsid="000a6c1c"/>
    </style:style>
    <style:style style:name="P9" style:family="paragraph" style:parent-style-name="Standard">
      <style:text-properties officeooo:rsid="000dc5cb" officeooo:paragraph-rsid="000dc5cb"/>
    </style:style>
    <style:style style:name="P10" style:family="paragraph" style:parent-style-name="Standard">
      <style:text-properties officeooo:rsid="000dc5cb" officeooo:paragraph-rsid="00142050"/>
    </style:style>
    <style:style style:name="P11" style:family="paragraph" style:parent-style-name="Standard">
      <style:text-properties officeooo:rsid="000de82b" officeooo:paragraph-rsid="000de82b"/>
    </style:style>
    <style:style style:name="P12" style:family="paragraph" style:parent-style-name="Standard">
      <style:text-properties officeooo:rsid="000de82b" officeooo:paragraph-rsid="001bb2f1"/>
    </style:style>
    <style:style style:name="P13" style:family="paragraph" style:parent-style-name="Standard">
      <style:text-properties officeooo:rsid="000f1fa1" officeooo:paragraph-rsid="000f1fa1"/>
    </style:style>
    <style:style style:name="P14" style:family="paragraph" style:parent-style-name="Standard">
      <style:text-properties officeooo:rsid="0010cbcf" officeooo:paragraph-rsid="0010cbcf"/>
    </style:style>
    <style:style style:name="P15" style:family="paragraph" style:parent-style-name="Standard">
      <style:text-properties officeooo:rsid="0012b704" officeooo:paragraph-rsid="0012b704"/>
    </style:style>
    <style:style style:name="P16" style:family="paragraph" style:parent-style-name="Standard">
      <style:text-properties officeooo:rsid="0012b704" officeooo:paragraph-rsid="001cf844"/>
    </style:style>
    <style:style style:name="P17" style:family="paragraph" style:parent-style-name="Standard">
      <style:text-properties officeooo:rsid="00138de4" officeooo:paragraph-rsid="00138de4"/>
    </style:style>
    <style:style style:name="P18" style:family="paragraph" style:parent-style-name="Standard">
      <style:text-properties officeooo:rsid="00142050" officeooo:paragraph-rsid="00142050"/>
    </style:style>
    <style:style style:name="P19" style:family="paragraph" style:parent-style-name="Standard">
      <style:text-properties officeooo:rsid="0015d7b4" officeooo:paragraph-rsid="0015d7b4"/>
    </style:style>
    <style:style style:name="T1" style:family="text">
      <style:text-properties officeooo:rsid="000b46a2"/>
    </style:style>
    <style:style style:name="T2" style:family="text">
      <style:text-properties officeooo:rsid="000bdddd"/>
    </style:style>
    <style:style style:name="T3" style:family="text">
      <style:text-properties officeooo:rsid="000dc5cb"/>
    </style:style>
    <style:style style:name="T4" style:family="text">
      <style:text-properties officeooo:rsid="000de82b"/>
    </style:style>
    <style:style style:name="T5" style:family="text">
      <style:text-properties officeooo:rsid="000f1fa1"/>
    </style:style>
    <style:style style:name="T6" style:family="text">
      <style:text-properties officeooo:rsid="0010cbcf"/>
    </style:style>
    <style:style style:name="T7" style:family="text">
      <style:text-properties officeooo:rsid="00138de4"/>
    </style:style>
    <style:style style:name="T8" style:family="text">
      <style:text-properties officeooo:rsid="00142050"/>
    </style:style>
    <style:style style:name="T9" style:family="text">
      <style:text-properties officeooo:rsid="00171c81"/>
    </style:style>
    <style:style style:name="T10" style:family="text">
      <style:text-properties officeooo:rsid="001889a2"/>
    </style:style>
    <style:style style:name="T11" style:family="text">
      <style:text-properties officeooo:rsid="001bb2f1"/>
    </style:style>
    <style:style style:name="T12" style:family="text">
      <style:text-properties officeooo:rsid="001cf8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urpose of Reclur: <text:span text:style-name="T9">Make coding more accessible by making feel less like coding.</text:span></text:p>
      <text:p text:style-name="P5"/>
      <text:p text:style-name="P5">From the point of view of the user:</text:p>
      <text:p text:style-name="P1">Fluid editor.<text:span text:style-name="T3"> <text:s text:c="6"/>&lt;- Eclipse can move toolbars but much more rigid.</text:span></text:p>
      <text:p text:style-name="P3">Variable snooping debugging.<text:span text:style-name="T3"> <text:s text:c="5"/>&lt;- Eclipse has a debugger but it requires more overhead in running.</text:span></text:p>
      <text:p text:style-name="P2">Real time commands.<text:span text:style-name="T3"> <text:s text:c="3"/>&lt;- MATLAB command line does update once the file saves but not quite.</text:span></text:p>
      <text:p text:style-name="P2">Non-linear undo version control.<text:span text:style-name="T3"> <text:s/>&lt;- ???</text:span></text:p>
      <text:p text:style-name="P4"><text:span text:style-name="T7">E</text:span>dit your results.<text:span text:style-name="T3"> </text:span>(partial, mostly for macros) <text:span text:style-name="T3"><text:s/>&lt;- ???</text:span></text:p>
      <text:p text:style-name="P9">Inter-language compatibility / libraries <text:s text:c="3"/>&lt;- Racket has multiple languages in a closed ecosystem.</text:p>
      <text:p text:style-name="P2"/>
      <text:p text:style-name="P7">User base: For people who like designing algorithms but don't like coding details.</text:p>
      <text:p text:style-name="P8"><text:tab/>Non-CS (BME, <text:span text:style-name="T2">(bio)</text:span>physics, <text:span text:style-name="T1">math</text:span>) coders. </text:p>
      <text:p text:style-name="P11">Main Functionality for Non-CS majors who are potential users:</text:p>
      <text:p text:style-name="P12">- Matrix manipulation<text:span text:style-name="T10">. <text:s text:c="18"/>2 (what they want weights)</text:span></text:p>
      <text:p text:style-name="P11">- Convenient functions to use.<text:span text:style-name="T10"> <text:s text:c="6"/>4</text:span></text:p>
      <text:p text:style-name="P11">- Libraries and code snippets.<text:span text:style-name="T10"> <text:s text:c="7"/>5</text:span></text:p>
      <text:p text:style-name="P13">- Easy to install and get working.<text:span text:style-name="T10"> <text:s/>3</text:span></text:p>
      <text:p text:style-name="P14">- Simple to do simple stuff.<text:span text:style-name="T10"> <text:s text:c="10"/>1</text:span></text:p>
      <text:p text:style-name="P14"/>
      <text:p text:style-name="P16">Fluid Editor: <text:span text:style-name="T12">1 &lt;- Utility <text:s/>/ <text:s text:c="2"/>Difficulty -&gt; 1 (most has been done as of writing this).</text:span></text:p>
      <text:p text:style-name="P15"><text:tab/><text:span text:style-name="T6">- Simple to do simple stuff</text:span>, when complex is measured in how easy it is to get distracted.</text:p>
      <text:p text:style-name="P16">Variable Snooping Debugging:<text:span text:style-name="T12"> 9 / 3</text:span></text:p>
      <text:p text:style-name="P15"><text:tab/><text:span text:style-name="T4">- Convenient functions to use</text:span>: you can see what's going on.</text:p>
      <text:p text:style-name="P15"><text:tab/><text:span text:style-name="T4">- Libraries and code snippets</text:span>: you can see the internals more easily.</text:p>
      <text:p text:style-name="P4">Real time commands<text:span text:style-name="T7">: 7 / 2</text:span></text:p>
      <text:p text:style-name="P17"><text:tab/>-<text:span text:style-name="T4"> Convenient functions to use</text:span>: More easy to try stuff.</text:p>
      <text:p text:style-name="P17"><text:tab/>- <text:span text:style-name="T5">Easy to install and get working</text:span>: you can make many changes quicker.</text:p>
      <text:p text:style-name="P4">Non-linear undo version control<text:span text:style-name="T7">: 3 /8</text:span></text:p>
      <text:p text:style-name="P17"><text:tab/>- <text:span text:style-name="T5">Easy to install and get working</text:span>: No worries about losing your undoing when testing stuff.</text:p>
      <text:p text:style-name="P4"><text:span text:style-name="T7">E</text:span>dit your results<text:span text:style-name="T7">: 5 / 10</text:span></text:p>
      <text:p text:style-name="P17"><text:tab/>- <text:span text:style-name="T4">Libraries and code snippets</text:span>: Modify code from libraries that have functions that are close.</text:p>
      <text:p text:style-name="P10">Inter-language compatibility / libraries<text:span text:style-name="T8">: 9 / 15</text:span></text:p>
      <text:p text:style-name="P18"><text:tab/><text:span text:style-name="T4">- Libraries and code snippets</text:span>: more to get.</text:p>
      <text:p text:style-name="P18"><text:tab/><text:span text:style-name="T5">- Easy to install and get working</text:span>: auto wizards everywhere!</text:p>
      <text:p text:style-name="P19"><text:tab/>-<text:span text:style-name="T6"> Simple to do simple stuff</text:span>: For simple usages of libaries.</text:p>
      <text:p text:style-name="P19"/>
      <text:p text:style-name="P7">NE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8:41:37.552238000</meta:creation-date>
    <dc:date>2017-02-07T19:13:22.889241000</dc:date>
    <meta:editing-duration>PT31M35S</meta:editing-duration>
    <meta:editing-cycles>22</meta:editing-cycles>
    <meta:generator>LibreOffice/5.2.1.2$MacOSX_X86_64 LibreOffice_project/31dd62db80d4e60af04904455ec9c9219178d620</meta:generator>
    <meta:document-statistic meta:table-count="0" meta:image-count="0" meta:object-count="0" meta:page-count="1" meta:paragraph-count="33" meta:word-count="326" meta:character-count="1933" meta:non-whitespace-character-count="1564"/>
  </office:meta>
</office:document-meta>
</file>